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725in" fo:margin-left="-0.0819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1.6764in"/>
    </style:style>
    <style:style style:name="Table1.D" style:family="table-column">
      <style:table-column-properties style:column-width="1.68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069in" fo:padding-right="0.0069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1.D1" style:family="table-cell">
      <style:table-cell-properties fo:background-color="#ffffff" fo:padding-left="0.0069in" fo:padding-right="0.0069in" fo:padding-top="0in" fo:padding-bottom="0in" fo:border="0.25pt solid #000001">
        <style:background-image/>
      </style:table-cell-properties>
    </style:style>
    <style:style style:name="Table1.A2" style:family="table-cell">
      <style:table-cell-properties fo:background-color="#ffffff" fo:padding-left="0.0069in" fo:padding-right="0.0069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069in" fo:padding-right="0.0069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Heading">
      <style:text-properties style:font-name="Liberation Sans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text-properties style:font-name="Liberation Sans" fo:font-weight="bold" style:font-weight-asian="bold" style:font-weight-complex="bold"/>
    </style:style>
    <style:style style:name="P4" style:family="paragraph" style:parent-style-name="Table_20_Contents">
      <style:text-properties style:font-name="Liberation Sans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text-properties style:font-name="Liberation Sans" fo:background-color="#ffff00"/>
    </style:style>
    <style:style style:name="P7" style:family="paragraph" style:parent-style-name="Table_20_Contents">
      <style:text-properties style:font-name="Liberation Sans" fo:background-color="transparent"/>
    </style:style>
    <style:style style:name="P8" style:family="paragraph" style:parent-style-name="Table_20_Contents">
      <style:text-properties style:font-name="Liberation Sans" fo:background-color="transparent"/>
    </style:style>
    <style:style style:name="P9" style:family="paragraph" style:parent-style-name="Table_20_Contents">
      <style:text-properties style:font-name="Liberation Sans" fo:background-color="#ffffff"/>
    </style:style>
    <style:style style:name="P10" style:family="paragraph" style:parent-style-name="Table_20_Contents">
      <style:text-properties style:font-name="Liberation Sans" fo:background-color="#ffff00"/>
    </style:style>
    <style:style style:name="P11" style:family="paragraph" style:parent-style-name="Heading_20_3" style:master-page-name="Standard">
      <style:paragraph-properties fo:text-align="center" style:justify-single-word="false" style:page-number="auto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Schedule: Eric Pitman Summer Workshop in Computational Science 2014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">Day</text:p>
            </table:table-cell>
            <table:table-cell table:style-name="Table1.A1" office:value-type="string">
              <text:p text:style-name="P1">9:30 AM-12:00 noon</text:p>
            </table:table-cell>
            <table:table-cell table:style-name="Table1.A1" office:value-type="string">
              <text:p text:style-name="P1">12:00 noon-1:00 PM</text:p>
            </table:table-cell>
            <table:table-cell table:style-name="Table1.D1" office:value-type="string">
              <text:p text:style-name="P1">1:00-3:30 PM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">Monday 30 June</text:p>
          </table:table-cell>
          <table:table-cell table:style-name="Table1.A2" office:value-type="string">
            <text:p text:style-name="P2">Introduction (Dr. Furlani); Tour of CCR<text:bookmark text:name="_GoBack"/></text:p>
            <text:p text:style-name="P2"/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2">HubZero and RStudio;</text:p>
            <text:p text:style-name="P2">Set up HubZero accounts</text:p>
          </table:table-cell>
        </table:table-row>
        <table:table-row table:style-name="Table1.1">
          <table:table-cell table:style-name="Table1.A2" office:value-type="string">
            <text:p text:style-name="P2">Tuesday 1 July</text:p>
          </table:table-cell>
          <table:table-cell table:style-name="Table1.A2" office:value-type="string">
            <text:p text:style-name="P2">Intro to R: 1</text:p>
            <text:p text:style-name="P2">Command line, variables, and a test flight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7">Tour of HWI;</text:p>
            <text:p text:style-name="P7">Presentation: Crystals</text:p>
          </table:table-cell>
        </table:table-row>
        <table:table-row table:style-name="Table1.1">
          <table:table-cell table:style-name="Table1.A2" office:value-type="string">
            <text:p text:style-name="P2">Wednesday 2 July</text:p>
          </table:table-cell>
          <table:table-cell table:style-name="Table1.A2" office:value-type="string">
            <text:p text:style-name="P2">Intro to R: 2</text:p>
            <text:p text:style-name="P2">Data structures: vectors and data frames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7">Tour: Dr. Nowak Lab</text:p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>Thursday 3 July</text:p>
          </table:table-cell>
          <table:table-cell table:style-name="Table1.A2" office:value-type="string">
            <text:p text:style-name="P7">Presentation: Introduction to Statistics (Dr. Pitman);</text:p>
            <text:p text:style-name="P7">Intro to R: 3</text:p>
            <text:p text:style-name="P7">Descriptive Statistics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7">Descriptive Statistics, continued;</text:p>
            <text:p text:style-name="P7">Intro to R: 4</text:p>
            <text:p text:style-name="P7">Writing Functions</text:p>
          </table:table-cell>
        </table:table-row>
        <table:table-row table:style-name="Table1.1">
          <table:table-cell table:style-name="Table1.A2" office:value-type="string">
            <text:p text:style-name="P2">Friday 4 July</text:p>
          </table:table-cell>
          <table:table-cell table:style-name="Table1.D2" table:number-columns-spanned="3" office:value-type="string">
            <text:p text:style-name="P5">No meeting—holiday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Monday 7 July</text:p>
          </table:table-cell>
          <table:table-cell table:style-name="Table1.A2" office:value-type="string">
            <text:p text:style-name="P2">Intro to R: 5</text:p>
            <text:p text:style-name="P2">Visualizing datasets</text:p>
            <text:p text:style-name="P7">Presentation: Healthcare Informatics (Dr. Winkelstein; 10:45)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7">Introduction to Project; Engineering activity: Dr. <text:s/>Kofke Lab </text:p>
            <text:p text:style-name="P7"/>
          </table:table-cell>
        </table:table-row>
        <table:table-row table:style-name="Table1.1">
          <table:table-cell table:style-name="Table1.A2" office:value-type="string">
            <text:p text:style-name="P2">Tuesday 8 July</text:p>
          </table:table-cell>
          <table:table-cell table:style-name="Table1.A2" office:value-type="string">
            <text:p text:style-name="P2">Presentation: Proteins in Biology (Dr. Halfon, B1-306); </text:p>
            <text:p text:style-name="P2">Project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2">Project</text:p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>Wednesday 9 July</text:p>
          </table:table-cell>
          <table:table-cell table:style-name="Table1.A2" office:value-type="string">
            <text:p text:style-name="P2">Project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2">Tour: <text:span text:style-name="T2">Drs. Nazareth and Prasad (Roswell)</text:span></text:p>
          </table:table-cell>
        </table:table-row>
        <table:table-row table:style-name="Table1.1">
          <table:table-cell table:style-name="Table1.A2" office:value-type="string">
            <text:p text:style-name="P2">Thursday 10 July</text:p>
          </table:table-cell>
          <table:table-cell table:style-name="Table1.A2" office:value-type="string">
            <text:p text:style-name="P2">Project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9">Project and Presentation Prep</text:p>
          </table:table-cell>
        </table:table-row>
        <table:table-row table:style-name="Table1.1">
          <table:table-cell table:style-name="Table1.A2" office:value-type="string">
            <text:p text:style-name="P2">Friday 11 July</text:p>
          </table:table-cell>
          <table:table-cell table:style-name="Table1.A2" office:value-type="string">
            <text:p text:style-name="P3">9:30 AM—11:00 AM</text:p>
            <text:p text:style-name="P2">Presentation Prep</text:p>
          </table:table-cell>
          <table:table-cell table:style-name="Table1.A2" office:value-type="string">
            <text:p text:style-name="P3">11:00 AM—1:00 PM</text:p>
            <text:p text:style-name="P2">Student presentations, Zebro Room*; Reception (B1-306) follows</text:p>
          </table:table-cell>
          <table:table-cell table:style-name="Table1.D2" office:value-type="string">
            <text:p text:style-name="P4"/>
          </table:table-cell>
        </table:table-row>
      </table:table>
      <text:p text:style-name="Standard">Base location for summer workshop is the Center for Computational Research, B1-153, 701 Ellicott St, Buffalo, NY 14203. <text:s/>Student presentations will take place in the Roswell Park Zebro Family Conference Room, 645 Virginia St, Buffalo, NY 1420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0" fo:widows="0" fo:hyphenation-ladder-count="no-limit" style:punctuation-wrap="hanging" style:writing-mode="lr-tb">
        <style:tab-stops>
          <style:tab-stop style:position="0.4925in"/>
        </style:tab-stops>
      </style:paragraph-properties>
      <style:text-properties fo:color="#00000a" style:font-name="Liberation Serif" fo:font-size="12pt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ette M. Sperhac</meta:initial-creator>
    <dc:creator>Jeanette Sperhac</dc:creator>
    <meta:editing-cycles>17</meta:editing-cycles>
    <meta:print-date>2013-05-13T17:53:00</meta:print-date>
    <meta:creation-date>2013-06-20T12:43:00</meta:creation-date>
    <dc:date>2014-06-05T13:22:26</dc:date>
    <meta:editing-duration>PT2H54M5S</meta:editing-duration>
    <meta:generator>LibreOffice/3.5$Linux_x86 LibreOffice_project/350m1$Build-2</meta:generator>
    <meta:document-statistic meta:table-count="1" meta:image-count="0" meta:object-count="0" meta:page-count="1" meta:paragraph-count="56" meta:word-count="223" meta:character-count="1453" meta:non-whitespace-character-count="1282"/>
    <meta:user-defined meta:name="AppVersion">14.0000</meta:user-defined>
    <meta:user-defined meta:name="Company">CC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